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0a1f" officeooo:paragraph-rsid="0014a1a0"/>
    </style:style>
    <style:style style:name="P2" style:family="paragraph" style:parent-style-name="Standard">
      <style:text-properties officeooo:rsid="000baa05" officeooo:paragraph-rsid="000baa05"/>
    </style:style>
    <style:style style:name="P3" style:family="paragraph" style:parent-style-name="Standard">
      <style:text-properties officeooo:rsid="000baa05" officeooo:paragraph-rsid="000e72c4"/>
    </style:style>
    <style:style style:name="P4" style:family="paragraph" style:parent-style-name="Standard">
      <style:text-properties officeooo:rsid="000baa05" officeooo:paragraph-rsid="0014a1a0"/>
    </style:style>
    <style:style style:name="P5" style:family="paragraph" style:parent-style-name="Standard">
      <style:text-properties officeooo:rsid="000c2213" officeooo:paragraph-rsid="000c2213"/>
    </style:style>
    <style:style style:name="P6" style:family="paragraph" style:parent-style-name="Standard">
      <style:text-properties officeooo:rsid="000c2213" officeooo:paragraph-rsid="00105aa2"/>
    </style:style>
    <style:style style:name="P7" style:family="paragraph" style:parent-style-name="Standard">
      <style:text-properties officeooo:rsid="000c2213" officeooo:paragraph-rsid="0011c0aa"/>
    </style:style>
    <style:style style:name="P8" style:family="paragraph" style:parent-style-name="Standard">
      <style:text-properties officeooo:rsid="000c2213" officeooo:paragraph-rsid="00126598"/>
    </style:style>
    <style:style style:name="P9" style:family="paragraph" style:parent-style-name="Standard">
      <style:text-properties officeooo:rsid="000d0439" officeooo:paragraph-rsid="000d0439"/>
    </style:style>
    <style:style style:name="P10" style:family="paragraph" style:parent-style-name="Standard">
      <style:text-properties officeooo:rsid="000d0439" officeooo:paragraph-rsid="00126598"/>
    </style:style>
    <style:style style:name="P11" style:family="paragraph" style:parent-style-name="Standard">
      <style:text-properties officeooo:rsid="000d0439" officeooo:paragraph-rsid="00132d1d"/>
    </style:style>
    <style:style style:name="P12" style:family="paragraph" style:parent-style-name="Standard">
      <style:text-properties officeooo:rsid="000e72c4" officeooo:paragraph-rsid="000e72c4"/>
    </style:style>
    <style:style style:name="P13" style:family="paragraph" style:parent-style-name="Standard">
      <style:text-properties officeooo:rsid="00105aa2" officeooo:paragraph-rsid="00105aa2"/>
    </style:style>
    <style:style style:name="P14" style:family="paragraph" style:parent-style-name="Standard">
      <style:text-properties officeooo:rsid="00126598" officeooo:paragraph-rsid="00126598"/>
    </style:style>
    <style:style style:name="P15" style:family="paragraph" style:parent-style-name="Standard">
      <style:text-properties fo:font-weight="bold" officeooo:rsid="000d0439" officeooo:paragraph-rsid="00132d1d" style:font-weight-asian="bold" style:font-weight-complex="bold"/>
    </style:style>
    <style:style style:name="P16" style:family="paragraph" style:parent-style-name="Standard">
      <style:text-properties officeooo:rsid="0014a1a0" officeooo:paragraph-rsid="0014a1a0"/>
    </style:style>
    <style:style style:name="P17" style:family="paragraph" style:parent-style-name="Standard">
      <style:text-properties officeooo:rsid="001b49bf" officeooo:paragraph-rsid="001b49bf"/>
    </style:style>
    <style:style style:name="T1" style:family="text">
      <style:text-properties officeooo:rsid="000a0a1f"/>
    </style:style>
    <style:style style:name="T2" style:family="text">
      <style:text-properties officeooo:rsid="000baa05"/>
    </style:style>
    <style:style style:name="T3" style:family="text">
      <style:text-properties officeooo:rsid="000c2213"/>
    </style:style>
    <style:style style:name="T4" style:family="text">
      <style:text-properties officeooo:rsid="000e72c4"/>
    </style:style>
    <style:style style:name="T5" style:family="text">
      <style:text-properties officeooo:rsid="001018b2"/>
    </style:style>
    <style:style style:name="T6" style:family="text">
      <style:text-properties officeooo:rsid="00105aa2"/>
    </style:style>
    <style:style style:name="T7" style:family="text">
      <style:text-properties officeooo:rsid="0011c0aa"/>
    </style:style>
    <style:style style:name="T8" style:family="text">
      <style:text-properties officeooo:rsid="0012659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e72c4" style:font-weight-asian="bold" style:font-weight-complex="bold"/>
    </style:style>
    <style:style style:name="T11" style:family="text">
      <style:text-properties fo:font-weight="bold" officeooo:rsid="0014a1a0" style:font-weight-asian="bold" style:font-weight-complex="bold"/>
    </style:style>
    <style:style style:name="T12" style:family="text">
      <style:text-properties fo:font-weight="bold" officeooo:rsid="00126598" style:font-weight-asian="bold" style:font-weight-complex="bold"/>
    </style:style>
    <style:style style:name="T13" style:family="text">
      <style:text-properties officeooo:rsid="00132d1d"/>
    </style:style>
    <style:style style:name="T14" style:family="text">
      <style:text-properties officeooo:rsid="0014a1a0"/>
    </style:style>
    <style:style style:name="T15" style:family="text">
      <style:text-properties officeooo:rsid="001b49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1">P</text:span><text:span text:style-name="T9">ages that must be created:</text:span></text:p>
      <text:p text:style-name="P12"/>
      <text:p text:style-name="P2"><text:span text:style-name="T4">1. </text:span>menupage-add to cart</text:p>
      <text:p text:style-name="P2"><text:span text:style-name="T4">2. </text:span>login-forgetten password</text:p>
      <text:p text:style-name="P2"><text:span text:style-name="T4">3. </text:span>register</text:p>
      <text:p text:style-name="P2"><text:span text:style-name="T4">4. </text:span>profile</text:p>
      <text:p text:style-name="P3"/>
      <text:p text:style-name="P3"><text:span text:style-name="T10">Nice to have:</text:span><text:span text:style-name="T4"> </text:span></text:p>
      <text:p text:style-name="P3"/>
      <text:p text:style-name="P3"><text:span text:style-name="T4">1.) N</text:span>otification-pop up or email</text:p>
      <text:p text:style-name="P12">2.) Favourites</text:p>
      <text:p text:style-name="P12">3.) <text:span text:style-name="T2">Change the fact that is goes </text:span>to<text:span text:style-name="T2"> payroll</text:span></text:p>
      <text:p text:style-name="P8"><text:span text:style-name="T8">4.) C</text:span>ant pick stock that doesnt exist</text:p>
      <text:p text:style-name="P10"><text:span text:style-name="T8">5.) A</text:span>ndroid app client</text:p>
      <text:p text:style-name="P10"><text:span text:style-name="T8">6.) </text:span>NFC payment <text:s/>mechanisms</text:p>
      <text:p text:style-name="P8"><text:span text:style-name="T8">7.) </text:span>Card machine</text:p>
      <text:p text:style-name="P8"><text:span text:style-name="T8">8.) </text:span>Javaclient app-desktop client app <text:span text:style-name="T8">to</text:span> integrate with devices</text:p>
      <text:p text:style-name="P8"><text:span text:style-name="T8">9.) P</text:span>roximity <text:span text:style-name="T8">card</text:span> <text:span text:style-name="T8">readers-sdk – google if they have web components and send Client the research</text:span></text:p>
      <text:p text:style-name="P12"/>
      <text:p text:style-name="P3"><text:span text:style-name="T10">Should have</text:span><text:span text:style-name="T4">:</text:span></text:p>
      <text:p text:style-name="P3"/>
      <text:p text:style-name="P3"><text:span text:style-name="T4">1.) A</text:span>ccount history-balance</text:p>
      <text:p text:style-name="P2"/>
      <text:p text:style-name="P2"><text:span text:style-name="T4">2.) G</text:span>enerate bill and send it to-person <text:span text:style-name="T5">and </text:span>payroll – date on it-25 (Automate/manual-send 2 during email) - send monthly email-single report – <text:span text:style-name="T14">linked to persons salary (configurable) – notifies finance</text:span></text:p>
      <text:p text:style-name="P2"/>
      <text:p text:style-name="P5"><text:span text:style-name="T6">3.) Limit: -</text:span>system max <text:span text:style-name="T8">and </text:span>user max</text:p>
      <text:p text:style-name="P5"/>
      <text:p text:style-name="P14">4.) <text:span text:style-name="T3">Inventory-can be added at any time</text:span></text:p>
      <text:p text:style-name="P5"/>
      <text:p text:style-name="P16">5.) Orange and blue colour schemes</text:p>
      <text:p text:style-name="P16"/>
      <text:p text:style-name="P16">6.) L<text:span text:style-name="T1">inked to your profile page which contains employee number and name</text:span></text:p>
      <text:p text:style-name="P1"/>
      <text:p text:style-name="P1"><text:span text:style-name="T14">7.) </text:span>Registration on cafeteria system page – step 1.</text:p>
      <text:p text:style-name="P1"/>
      <text:p text:style-name="P1"><text:span text:style-name="T14">8.) </text:span>Place orders in your office</text:p>
      <text:p text:style-name="P1"/>
      <text:p text:style-name="P1"><text:span text:style-name="T14">9.) </text:span>Menu – food in your canteen – <text:span text:style-name="T2">daily specials – custom lunch and prices daily</text:span></text:p>
      <text:p text:style-name="P1"/>
      <text:p text:style-name="P1"/>
      <text:p text:style-name="P17"><text:span text:style-name="T9">Security:</text:span></text:p>
      <text:p text:style-name="P13"/>
      <text:p text:style-name="P5"><text:span text:style-name="T6">1.) </text:span>AD-integrate/with AD-pluggable option-system based on authentication</text:p>
      <text:p text:style-name="P5"/>
      <text:p text:style-name="P5"><text:span text:style-name="T6">2.) </text:span>security-back office functionality</text:p>
      <text:p text:style-name="P5"/>
      <text:p text:style-name="P5"><text:span text:style-name="T6">3.) </text:span>role/function based authentication</text:p>
      <text:p text:style-name="P5"/>
      <text:p text:style-name="P5"/>
      <text:p text:style-name="P5"/>
      <text:p text:style-name="P6"><text:soft-page-break/><text:span text:style-name="T9">Roles:</text:span></text:p>
      <text:p text:style-name="P6"/>
      <text:p text:style-name="P6"><text:span text:style-name="T6">1.) C</text:span>afeteria user -orders placed/mark as finished</text:p>
      <text:p text:style-name="P5"><text:s text:c="28"/>-input inventory/ setup inventory</text:p>
      <text:p text:style-name="P5"><text:span text:style-name="T7">2.) </text:span>User</text:p>
      <text:p text:style-name="P5"><text:span text:style-name="T7">3.) </text:span>Cafeteria management</text:p>
      <text:p text:style-name="P5"><text:span text:style-name="T7">4.) </text:span>Casher role</text:p>
      <text:p text:style-name="P5"><text:span text:style-name="T7">5.) </text:span>Resolve admin-to verify something</text:p>
      <text:p text:style-name="P7"><text:tab/>-just have access to users info </text:p>
      <text:p text:style-name="P7"><text:tab/>-reports on what spent</text:p>
      <text:p text:style-name="P7"><text:tab/>-<text:span text:style-name="T7">stats</text:span></text:p>
      <text:p text:style-name="P8"><text:s text:c="26"/></text:p>
      <text:p text:style-name="P8"><text:span text:style-name="T12">Tech</text:span><text:span text:style-name="T8">:</text:span> <text:s text:c="110"/></text:p>
      <text:p text:style-name="P5"/>
      <text:p text:style-name="P5">-ajax screen that updates each minute</text:p>
      <text:p text:style-name="P5">-open source</text:p>
      <text:p text:style-name="P5">-br<text:span text:style-name="T8">o</text:span>wsers-chrome/mozilla-IE must <text:span text:style-name="T8">not break it</text:span></text:p>
      <text:p text:style-name="P5">-<text:span text:style-name="T13">unit tests</text:span></text:p>
      <text:p text:style-name="P4">-Java mysql html</text:p>
      <text:p text:style-name="P4">-Balsomic-wireframe screen mockups</text:p>
      <text:p text:style-name="P4">-pencil</text:p>
      <text:p text:style-name="P4"/>
      <text:p text:style-name="P5"/>
      <text:p text:style-name="P15"><text:span text:style-name="T14">For client:</text:span></text:p>
      <text:p text:style-name="P11"/>
      <text:p text:style-name="P11"><text:span text:style-name="T13">1.) E</text:span>very second week <text:span text:style-name="T13">have a meeting with client – 2 days notice</text:span></text:p>
      <text:p text:style-name="P16">2.) D<text:span text:style-name="T3">ifferent technologies- make a list for client and explain each one</text:span></text:p>
      <text:p text:style-name="P16">3.) Research different web components for card readers and send list to client </text:p>
      <text:p text:style-name="P9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6T09:33:52.593959547</meta:creation-date>
    <dc:date>2015-05-16T11:03:12.707447747</dc:date>
    <meta:editing-duration>PT24M54S</meta:editing-duration>
    <meta:editing-cycles>12</meta:editing-cycles>
    <meta:generator>LibreOffice/4.2.4.2$Linux_X86_64 LibreOffice_project/420m0$Build-2</meta:generator>
    <meta:document-statistic meta:table-count="0" meta:image-count="0" meta:object-count="0" meta:page-count="2" meta:paragraph-count="53" meta:word-count="283" meta:character-count="1995" meta:non-whitespace-character-count="1579"/>
  </office:meta>
</office:document-meta>
</file>